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5.999cm" svg:height="8.999cm" svg:x="46.76cm" svg:y="0.1cm">
            <draw:object draw:notify-on-update-of-ranges="Hoja1.R1:Hoja1.R1 Hoja1.R2:Hoja1.R11 Hoja1.S1:Hoja1.S1 Hoja1.S2:Hoja1.S11 Hoja1.T1:Hoja1.T1 Hoja1.T2:Hoja1.T11 Hoja1.U1:Hoja1.U1 Hoja1.U2:Hoja1.U11 Hoja1.V1:Hoja1.V1 Hoja1.V2:Hoja1.V11 Hoja1.W1:Hoja1.W1 Hoja1.W2:Hoja1.W11 Hoja1.X1:Hoja1.X1 Hoja1.X2:Hoja1.X11 Hoja1.Y1:Hoja1.Y1 Hoja1.Y2:Hoja1.Y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/>
          <table:table-cell office:value-type="string">
            <text:p>Sin Podas</text:p>
          </table:table-cell>
          <table:table-cell office:value-type="string">
            <text:p>Poda 3</text:p>
          </table:table-cell>
          <table:table-cell office:value-type="string">
            <text:p>Poda 2</text:p>
          </table:table-cell>
          <table:table-cell office:value-type="string">
            <text:p>Poda 2 y 3</text:p>
          </table:table-cell>
          <table:table-cell office:value-type="string">
            <text:p>Poda 1</text:p>
          </table:table-cell>
          <table:table-cell office:value-type="string">
            <text:p>Poda 1 y 3</text:p>
          </table:table-cell>
          <table:table-cell office:value-type="string">
            <text:p>Poda 1 y 2</text:p>
          </table:table-cell>
          <table:table-cell office:value-type="string">
            <text:p>Poda 1, 2 y 3</text:p>
          </table:table-cell>
          <table:table-cell table:formula="of:=[.B1]" office:value-type="string" office:string-value="Sin Podas">
            <text:p>Sin Podas</text:p>
          </table:table-cell>
          <table:table-cell table:formula="of:=[.C1]" office:value-type="string" office:string-value="Poda 3">
            <text:p>Poda 3</text:p>
          </table:table-cell>
          <table:table-cell table:formula="of:=[.D1]" office:value-type="string" office:string-value="Poda 2">
            <text:p>Poda 2</text:p>
          </table:table-cell>
          <table:table-cell table:formula="of:=[.E1]" office:value-type="string" office:string-value="Poda 2 y 3">
            <text:p>Poda 2 y 3</text:p>
          </table:table-cell>
          <table:table-cell table:formula="of:=[.F1]" office:value-type="string" office:string-value="Poda 1">
            <text:p>Poda 1</text:p>
          </table:table-cell>
          <table:table-cell table:formula="of:=[.G1]" office:value-type="string" office:string-value="Poda 1 y 3">
            <text:p>Poda 1 y 3</text:p>
          </table:table-cell>
          <table:table-cell table:formula="of:=[.H1]" office:value-type="string" office:string-value="Poda 1 y 2">
            <text:p>Poda 1 y 2</text:p>
          </table:table-cell>
          <table:table-cell table:formula="of:=[.I1]" office:value-type="string" office:string-value="Poda 1, 2 y 3">
            <text:p>Poda 1, 2 y 3</text:p>
          </table:table-cell>
          <table:table-cell table:formula="of:=[.J1]" office:value-type="string" office:string-value="Sin Podas">
            <text:p>Sin Podas</text:p>
          </table:table-cell>
          <table:table-cell table:formula="of:=[.K1]" office:value-type="string" office:string-value="Poda 3">
            <text:p>Poda 3</text:p>
          </table:table-cell>
          <table:table-cell table:formula="of:=[.L1]" office:value-type="string" office:string-value="Poda 2">
            <text:p>Poda 2</text:p>
          </table:table-cell>
          <table:table-cell table:formula="of:=[.M1]" office:value-type="string" office:string-value="Poda 2 y 3">
            <text:p>Poda 2 y 3</text:p>
          </table:table-cell>
          <table:table-cell table:formula="of:=[.N1]" office:value-type="string" office:string-value="Poda 1">
            <text:p>Poda 1</text:p>
          </table:table-cell>
          <table:table-cell table:formula="of:=[.O1]" office:value-type="string" office:string-value="Poda 1 y 3">
            <text:p>Poda 1 y 3</text:p>
          </table:table-cell>
          <table:table-cell table:formula="of:=[.P1]" office:value-type="string" office:string-value="Poda 1 y 2">
            <text:p>Poda 1 y 2</text:p>
          </table:table-cell>
          <table:table-cell table:formula="of:=[.Q1]" office:value-type="string" office:string-value="Poda 1, 2 y 3">
            <text:p>Poda 1, 2 y 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44">
            <text:p>844</text:p>
          </table:table-cell>
          <table:table-cell office:value-type="float" office:value="350">
            <text:p>350</text:p>
          </table:table-cell>
          <table:table-cell office:value-type="float" office:value="311">
            <text:p>311</text:p>
          </table:table-cell>
          <table:table-cell office:value-type="float" office:value="868">
            <text:p>868</text:p>
          </table:table-cell>
          <table:table-cell office:value-type="float" office:value="351">
            <text:p>351</text:p>
          </table:table-cell>
          <table:table-cell office:value-type="float" office:value="854">
            <text:p>854</text:p>
          </table:table-cell>
          <table:table-cell office:value-type="float" office:value="852">
            <text:p>852</text:p>
          </table:table-cell>
          <table:table-cell office:value-type="float" office:value="850">
            <text:p>850</text:p>
          </table:table-cell>
          <table:table-cell table:formula="of:=[.B2]" office:value-type="float" office:value="844">
            <text:p>844</text:p>
          </table:table-cell>
          <table:table-cell table:formula="of:=[.C2]" office:value-type="float" office:value="350">
            <text:p>350</text:p>
          </table:table-cell>
          <table:table-cell table:formula="of:=[.D2]" office:value-type="float" office:value="311">
            <text:p>311</text:p>
          </table:table-cell>
          <table:table-cell table:formula="of:=[.E2]" office:value-type="float" office:value="868">
            <text:p>868</text:p>
          </table:table-cell>
          <table:table-cell table:formula="of:=[.F2]" office:value-type="float" office:value="351">
            <text:p>351</text:p>
          </table:table-cell>
          <table:table-cell table:formula="of:=[.G2]" office:value-type="float" office:value="854">
            <text:p>854</text:p>
          </table:table-cell>
          <table:table-cell table:formula="of:=[.H2]" office:value-type="float" office:value="852">
            <text:p>852</text:p>
          </table:table-cell>
          <table:table-cell table:formula="of:=[.I2]" office:value-type="float" office:value="850">
            <text:p>850</text:p>
          </table:table-cell>
          <table:table-cell table:formula="of:=LOG([.J2];2)" office:value-type="float" office:value="9.72109918870719">
            <text:p>9,7210991887</text:p>
          </table:table-cell>
          <table:table-cell table:formula="of:=LOG([.K2];2)" office:value-type="float" office:value="8.45121111183233">
            <text:p>8,4512111118</text:p>
          </table:table-cell>
          <table:table-cell table:formula="of:=LOG([.L2];2)" office:value-type="float" office:value="8.2807707701306">
            <text:p>8,2807707701</text:p>
          </table:table-cell>
          <table:table-cell table:formula="of:=LOG([.M2];2)" office:value-type="float" office:value="9.76155123244448">
            <text:p>9,7615512324</text:p>
          </table:table-cell>
          <table:table-cell table:formula="of:=LOG([.N2];2)" office:value-type="float" office:value="8.45532722030456">
            <text:p>8,4553272203</text:p>
          </table:table-cell>
          <table:table-cell table:formula="of:=LOG([.O2];2)" office:value-type="float" office:value="9.73809225962049">
            <text:p>9,7380922596</text:p>
          </table:table-cell>
          <table:table-cell table:formula="of:=LOG([.P2];2)" office:value-type="float" office:value="9.73470962022584">
            <text:p>9,7347096202</text:p>
          </table:table-cell>
          <table:table-cell table:formula="of:=LOG([.Q2];2)" office:value-type="float" office:value="9.73131903102506">
            <text:p>9,7313190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4">
            <text:p>2024</text:p>
          </table:table-cell>
          <table:table-cell office:value-type="float" office:value="833">
            <text:p>833</text:p>
          </table:table-cell>
          <table:table-cell office:value-type="float" office:value="618">
            <text:p>618</text:p>
          </table:table-cell>
          <table:table-cell office:value-type="float" office:value="1455">
            <text:p>1455</text:p>
          </table:table-cell>
          <table:table-cell office:value-type="float" office:value="778">
            <text:p>778</text:p>
          </table:table-cell>
          <table:table-cell office:value-type="float" office:value="2027">
            <text:p>2027</text:p>
          </table:table-cell>
          <table:table-cell office:value-type="float" office:value="1423">
            <text:p>1423</text:p>
          </table:table-cell>
          <table:table-cell office:value-type="float" office:value="1436">
            <text:p>1436</text:p>
          </table:table-cell>
          <table:table-cell table:formula="of:=([.B3]+[.B4])/2" office:value-type="float" office:value="2028.5">
            <text:p>2028,5</text:p>
          </table:table-cell>
          <table:table-cell table:formula="of:=([.C3]+[.C4])/2" office:value-type="float" office:value="831">
            <text:p>831</text:p>
          </table:table-cell>
          <table:table-cell table:formula="of:=([.D3]+[.D4])/2" office:value-type="float" office:value="609.5">
            <text:p>609,5</text:p>
          </table:table-cell>
          <table:table-cell table:formula="of:=([.E3]+[.E4])/2" office:value-type="float" office:value="1459.5">
            <text:p>1459,5</text:p>
          </table:table-cell>
          <table:table-cell table:formula="of:=([.F3]+[.F4])/2" office:value-type="float" office:value="807">
            <text:p>807</text:p>
          </table:table-cell>
          <table:table-cell table:formula="of:=([.G3]+[.G4])/2" office:value-type="float" office:value="2033.5">
            <text:p>2033,5</text:p>
          </table:table-cell>
          <table:table-cell table:formula="of:=([.H3]+[.H4])/2" office:value-type="float" office:value="1440.5">
            <text:p>1440,5</text:p>
          </table:table-cell>
          <table:table-cell table:formula="of:=([.I3]+[.I4])/2" office:value-type="float" office:value="1442">
            <text:p>1442</text:p>
          </table:table-cell>
          <table:table-cell table:formula="of:=LOG([.J3];2)" office:value-type="float" office:value="10.9861975872063">
            <text:p>10,9861975872</text:p>
          </table:table-cell>
          <table:table-cell table:formula="of:=LOG([.K3];2)" office:value-type="float" office:value="9.69870466677035">
            <text:p>9,6987046668</text:p>
          </table:table-cell>
          <table:table-cell table:formula="of:=LOG([.L3];2)" office:value-type="float" office:value="9.25148241062021">
            <text:p>9,2514824106</text:p>
          </table:table-cell>
          <table:table-cell table:formula="of:=LOG([.M3];2)" office:value-type="float" office:value="10.5112584955023">
            <text:p>10,5112584955</text:p>
          </table:table-cell>
          <table:table-cell table:formula="of:=LOG([.N3];2)" office:value-type="float" office:value="9.65642486327778">
            <text:p>9,6564248633</text:p>
          </table:table-cell>
          <table:table-cell table:formula="of:=LOG([.O3];2)" office:value-type="float" office:value="10.9897492754621">
            <text:p>10,9897492755</text:p>
          </table:table-cell>
          <table:table-cell table:formula="of:=LOG([.P3];2)" office:value-type="float" office:value="10.4923539451599">
            <text:p>10,4923539452</text:p>
          </table:table-cell>
          <table:table-cell table:formula="of:=LOG([.Q3];2)" office:value-type="float" office:value="10.4938554492408">
            <text:p>10,49385544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3">
            <text:p>2033</text:p>
          </table:table-cell>
          <table:table-cell office:value-type="float" office:value="829">
            <text:p>829</text:p>
          </table:table-cell>
          <table:table-cell office:value-type="float" office:value="601">
            <text:p>601</text:p>
          </table:table-cell>
          <table:table-cell office:value-type="float" office:value="1464">
            <text:p>1464</text:p>
          </table:table-cell>
          <table:table-cell office:value-type="float" office:value="836">
            <text:p>836</text:p>
          </table:table-cell>
          <table:table-cell office:value-type="float" office:value="2040">
            <text:p>2040</text:p>
          </table:table-cell>
          <table:table-cell office:value-type="float" office:value="1458">
            <text:p>1458</text:p>
          </table:table-cell>
          <table:table-cell office:value-type="float" office:value="1448">
            <text:p>1448</text:p>
          </table:table-cell>
          <table:table-cell table:formula="of:=([.B5]+[.B6])/2" office:value-type="float" office:value="8037.5">
            <text:p>8037,5</text:p>
          </table:table-cell>
          <table:table-cell table:formula="of:=([.C5]+[.C6])/2" office:value-type="float" office:value="3006.5">
            <text:p>3006,5</text:p>
          </table:table-cell>
          <table:table-cell table:formula="of:=([.D5]+[.D6])/2" office:value-type="float" office:value="1368.5">
            <text:p>1368,5</text:p>
          </table:table-cell>
          <table:table-cell table:formula="of:=([.E5]+[.E6])/2" office:value-type="float" office:value="3558">
            <text:p>3558</text:p>
          </table:table-cell>
          <table:table-cell table:formula="of:=([.F5]+[.F6])/2" office:value-type="float" office:value="3006.5">
            <text:p>3006,5</text:p>
          </table:table-cell>
          <table:table-cell table:formula="of:=([.G5]+[.G6])/2" office:value-type="float" office:value="8060.5">
            <text:p>8060,5</text:p>
          </table:table-cell>
          <table:table-cell table:formula="of:=([.H5]+[.H6])/2" office:value-type="float" office:value="5137">
            <text:p>5137</text:p>
          </table:table-cell>
          <table:table-cell table:formula="of:=([.I5]+[.I6])/2" office:value-type="float" office:value="3535.5">
            <text:p>3535,5</text:p>
          </table:table-cell>
          <table:table-cell table:formula="of:=LOG([.J4];2)" office:value-type="float" office:value="12.9725311171027">
            <text:p>12,9725311171</text:p>
          </table:table-cell>
          <table:table-cell table:formula="of:=LOG([.K4];2)" office:value-type="float" office:value="11.5538692431961">
            <text:p>11,5538692432</text:p>
          </table:table-cell>
          <table:table-cell table:formula="of:=LOG([.L4];2)" office:value-type="float" office:value="10.418379719365">
            <text:p>10,4183797194</text:p>
          </table:table-cell>
          <table:table-cell table:formula="of:=LOG([.M4];2)" office:value-type="float" office:value="11.7968507952672">
            <text:p>11,7968507953</text:p>
          </table:table-cell>
          <table:table-cell table:formula="of:=LOG([.N4];2)" office:value-type="float" office:value="11.5538692431961">
            <text:p>11,5538692432</text:p>
          </table:table-cell>
          <table:table-cell table:formula="of:=LOG([.O4];2)" office:value-type="float" office:value="12.9766536178504">
            <text:p>12,9766536179</text:p>
          </table:table-cell>
          <table:table-cell table:formula="of:=LOG([.P4];2)" office:value-type="float" office:value="12.326710358347">
            <text:p>12,3267103583</text:p>
          </table:table-cell>
          <table:table-cell table:formula="of:=LOG([.Q4];2)" office:value-type="float" office:value="11.7876985439713">
            <text:p>11,7876985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671">
            <text:p>7671</text:p>
          </table:table-cell>
          <table:table-cell office:value-type="float" office:value="2880">
            <text:p>2880</text:p>
          </table:table-cell>
          <table:table-cell office:value-type="float" office:value="1283">
            <text:p>1283</text:p>
          </table:table-cell>
          <table:table-cell office:value-type="float" office:value="3312">
            <text:p>3312</text:p>
          </table:table-cell>
          <table:table-cell office:value-type="float" office:value="2872">
            <text:p>2872</text:p>
          </table:table-cell>
          <table:table-cell office:value-type="float" office:value="7701">
            <text:p>7701</text:p>
          </table:table-cell>
          <table:table-cell office:value-type="float" office:value="6524">
            <text:p>6524</text:p>
          </table:table-cell>
          <table:table-cell office:value-type="float" office:value="3292">
            <text:p>3292</text:p>
          </table:table-cell>
          <table:table-cell table:formula="of:=([.B7]+[.B8]+[.B9])/3" office:value-type="float" office:value="25827.3333333333">
            <text:p>25827,3333333333</text:p>
          </table:table-cell>
          <table:table-cell table:formula="of:=([.C7]+[.C8]+[.C9])/3" office:value-type="float" office:value="9862.66666666667">
            <text:p>9862,6666666667</text:p>
          </table:table-cell>
          <table:table-cell table:formula="of:=([.D7]+[.D8]+[.D9])/3" office:value-type="float" office:value="5900">
            <text:p>5900</text:p>
          </table:table-cell>
          <table:table-cell table:formula="of:=([.E7]+[.E8]+[.E9])/3" office:value-type="float" office:value="16211.3333333333">
            <text:p>16211,3333333333</text:p>
          </table:table-cell>
          <table:table-cell table:formula="of:=([.F7]+[.F8]+[.F9])/3" office:value-type="float" office:value="9739">
            <text:p>9739</text:p>
          </table:table-cell>
          <table:table-cell table:formula="of:=([.G7]+[.G8]+[.G9])/3" office:value-type="float" office:value="27052">
            <text:p>27052</text:p>
          </table:table-cell>
          <table:table-cell table:formula="of:=([.H7]+[.H8]+[.H9])/3" office:value-type="float" office:value="16665">
            <text:p>16665</text:p>
          </table:table-cell>
          <table:table-cell table:formula="of:=([.I7]+[.I8]+[.I9])/3" office:value-type="float" office:value="15679.6666666667">
            <text:p>15679,6666666667</text:p>
          </table:table-cell>
          <table:table-cell table:formula="of:=LOG([.J5];2)" office:value-type="float" office:value="14.656611072739">
            <text:p>14,6566110727</text:p>
          </table:table-cell>
          <table:table-cell table:formula="of:=LOG([.K5];2)" office:value-type="float" office:value="13.2677620597265">
            <text:p>13,2677620597</text:p>
          </table:table-cell>
          <table:table-cell table:formula="of:=LOG([.L5];2)" office:value-type="float" office:value="12.5264992391366">
            <text:p>12,5264992391</text:p>
          </table:table-cell>
          <table:table-cell table:formula="of:=LOG([.M5];2)" office:value-type="float" office:value="13.9847151326061">
            <text:p>13,9847151326</text:p>
          </table:table-cell>
          <table:table-cell table:formula="of:=LOG([.N5];2)" office:value-type="float" office:value="13.2495579287247">
            <text:p>13,2495579287</text:p>
          </table:table-cell>
          <table:table-cell table:formula="of:=LOG([.O5];2)" office:value-type="float" office:value="14.7234476384229">
            <text:p>14,7234476384</text:p>
          </table:table-cell>
          <table:table-cell table:formula="of:=LOG([.P5];2)" office:value-type="float" office:value="14.0245336969976">
            <text:p>14,024533697</text:p>
          </table:table-cell>
          <table:table-cell table:formula="of:=LOG([.Q5];2)" office:value-type="float" office:value="13.9366072691391">
            <text:p>13,93660726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404">
            <text:p>8404</text:p>
          </table:table-cell>
          <table:table-cell office:value-type="float" office:value="3133">
            <text:p>3133</text:p>
          </table:table-cell>
          <table:table-cell office:value-type="float" office:value="1454">
            <text:p>1454</text:p>
          </table:table-cell>
          <table:table-cell office:value-type="float" office:value="3804">
            <text:p>3804</text:p>
          </table:table-cell>
          <table:table-cell office:value-type="float" office:value="3141">
            <text:p>3141</text:p>
          </table:table-cell>
          <table:table-cell office:value-type="float" office:value="8420">
            <text:p>8420</text:p>
          </table:table-cell>
          <table:table-cell office:value-type="float" office:value="3750">
            <text:p>3750</text:p>
          </table:table-cell>
          <table:table-cell office:value-type="float" office:value="3779">
            <text:p>3779</text:p>
          </table:table-cell>
          <table:table-cell table:formula="of:=([.B10]+[.B11])/2" office:value-type="float" office:value="103134.5">
            <text:p>103134,5</text:p>
          </table:table-cell>
          <table:table-cell table:formula="of:=([.C10]+[.C11])/2" office:value-type="float" office:value="37889">
            <text:p>37889</text:p>
          </table:table-cell>
          <table:table-cell table:formula="of:=([.D10]+[.D11])/2" office:value-type="float" office:value="9406.5">
            <text:p>9406,5</text:p>
          </table:table-cell>
          <table:table-cell table:formula="of:=([.E10]+[.E11])/2" office:value-type="float" office:value="26076.5">
            <text:p>26076,5</text:p>
          </table:table-cell>
          <table:table-cell table:formula="of:=([.F10]+[.F11])/2" office:value-type="float" office:value="37556">
            <text:p>37556</text:p>
          </table:table-cell>
          <table:table-cell table:formula="of:=([.G10]+[.G11])/2" office:value-type="float" office:value="103759">
            <text:p>103759</text:p>
          </table:table-cell>
          <table:table-cell table:formula="of:=([.H10]+[.H11])/2" office:value-type="float" office:value="25569.5">
            <text:p>25569,5</text:p>
          </table:table-cell>
          <table:table-cell table:formula="of:=([.I10]+[.I11])/2" office:value-type="float" office:value="27048.5">
            <text:p>27048,5</text:p>
          </table:table-cell>
          <table:table-cell table:formula="of:=LOG([.J6];2)" office:value-type="float" office:value="16.6541674904899">
            <text:p>16,6541674905</text:p>
          </table:table-cell>
          <table:table-cell table:formula="of:=LOG([.K6];2)" office:value-type="float" office:value="15.209491443015">
            <text:p>15,209491443</text:p>
          </table:table-cell>
          <table:table-cell table:formula="of:=LOG([.L6];2)" office:value-type="float" office:value="13.1994423049665">
            <text:p>13,199442305</text:p>
          </table:table-cell>
          <table:table-cell table:formula="of:=LOG([.M6];2)" office:value-type="float" office:value="14.6704626229108">
            <text:p>14,6704626229</text:p>
          </table:table-cell>
          <table:table-cell table:formula="of:=LOG([.N6];2)" office:value-type="float" office:value="15.196755792715">
            <text:p>15,1967557927</text:p>
          </table:table-cell>
          <table:table-cell table:formula="of:=LOG([.O6];2)" office:value-type="float" office:value="16.6628769549179">
            <text:p>16,6628769549</text:p>
          </table:table-cell>
          <table:table-cell table:formula="of:=LOG([.P6];2)" office:value-type="float" office:value="14.6421363291563">
            <text:p>14,6421363292</text:p>
          </table:table-cell>
          <table:table-cell table:formula="of:=LOG([.Q6];2)" office:value-type="float" office:value="14.7232609698099">
            <text:p>14,72326096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16">
            <text:p>26216</text:p>
          </table:table-cell>
          <table:table-cell office:value-type="float" office:value="9620">
            <text:p>9620</text:p>
          </table:table-cell>
          <table:table-cell office:value-type="float" office:value="5664">
            <text:p>5664</text:p>
          </table:table-cell>
          <table:table-cell office:value-type="float" office:value="16869">
            <text:p>16869</text:p>
          </table:table-cell>
          <table:table-cell office:value-type="float" office:value="10576">
            <text:p>10576</text:p>
          </table:table-cell>
          <table:table-cell office:value-type="float" office:value="26620">
            <text:p>26620</text:p>
          </table:table-cell>
          <table:table-cell office:value-type="float" office:value="16305">
            <text:p>16305</text:p>
          </table:table-cell>
          <table:table-cell office:value-type="float" office:value="14834">
            <text:p>14834</text:p>
          </table:table-cell>
          <table:table-cell table:formula="of:=([.B12]+[.B13]+[.B14]+[.B15])/4" office:value-type="float" office:value="255199.5">
            <text:p>255199,5</text:p>
          </table:table-cell>
          <table:table-cell table:formula="of:=([.C12]+[.C13]+[.C14]+[.C15])/4" office:value-type="float" office:value="153558.25">
            <text:p>153558,25</text:p>
          </table:table-cell>
          <table:table-cell table:formula="of:=([.D12]+[.D13]+[.D14]+[.D15])/4" office:value-type="float" office:value="43978.75">
            <text:p>43978,75</text:p>
          </table:table-cell>
          <table:table-cell table:formula="of:=([.E12]+[.E13]+[.E14]+[.E15])/4" office:value-type="float" office:value="124417.75">
            <text:p>124417,75</text:p>
          </table:table-cell>
          <table:table-cell table:formula="of:=([.F12]+[.F13]+[.F14]+[.F15])/4" office:value-type="float" office:value="146992.5">
            <text:p>146992,5</text:p>
          </table:table-cell>
          <table:table-cell table:formula="of:=([.G12]+[.G13]+[.G14]+[.G15])/4" office:value-type="float" office:value="250110.5">
            <text:p>250110,5</text:p>
          </table:table-cell>
          <table:table-cell table:formula="of:=([.H12]+[.H13]+[.H14]+[.H15])/4" office:value-type="float" office:value="80508.25">
            <text:p>80508,25</text:p>
          </table:table-cell>
          <table:table-cell table:formula="of:=([.I12]+[.I13]+[.I14]+[.I15])/4" office:value-type="float" office:value="123571.75">
            <text:p>123571,75</text:p>
          </table:table-cell>
          <table:table-cell table:formula="of:=LOG([.J7];2)" office:value-type="float" office:value="17.96126597694">
            <text:p>17,9612659769</text:p>
          </table:table-cell>
          <table:table-cell table:formula="of:=LOG([.K7];2)" office:value-type="float" office:value="17.2284264984038">
            <text:p>17,2284264984</text:p>
          </table:table-cell>
          <table:table-cell table:formula="of:=LOG([.L7];2)" office:value-type="float" office:value="15.4245189788667">
            <text:p>15,4245189789</text:p>
          </table:table-cell>
          <table:table-cell table:formula="of:=LOG([.M7];2)" office:value-type="float" office:value="16.9248327960004">
            <text:p>16,924832796</text:p>
          </table:table-cell>
          <table:table-cell table:formula="of:=LOG([.N7];2)" office:value-type="float" office:value="17.1653830207308">
            <text:p>17,1653830207</text:p>
          </table:table-cell>
          <table:table-cell table:formula="of:=LOG([.O7];2)" office:value-type="float" office:value="17.9322060996484">
            <text:p>17,9322060996</text:p>
          </table:table-cell>
          <table:table-cell table:formula="of:=LOG([.P7];2)" office:value-type="float" office:value="16.2968490090405">
            <text:p>16,296849009</text:p>
          </table:table-cell>
          <table:table-cell table:formula="of:=LOG([.Q7];2)" office:value-type="float" office:value="16.9149894377987">
            <text:p>16,91498943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55">
            <text:p>24455</text:p>
          </table:table-cell>
          <table:table-cell office:value-type="float" office:value="8977">
            <text:p>8977</text:p>
          </table:table-cell>
          <table:table-cell office:value-type="float" office:value="6009">
            <text:p>6009</text:p>
          </table:table-cell>
          <table:table-cell office:value-type="float" office:value="16772">
            <text:p>16772</text:p>
          </table:table-cell>
          <table:table-cell office:value-type="float" office:value="8917">
            <text:p>8917</text:p>
          </table:table-cell>
          <table:table-cell office:value-type="float" office:value="24630">
            <text:p>24630</text:p>
          </table:table-cell>
          <table:table-cell office:value-type="float" office:value="17665">
            <text:p>17665</text:p>
          </table:table-cell>
          <table:table-cell office:value-type="float" office:value="17269">
            <text:p>17269</text:p>
          </table:table-cell>
          <table:table-cell table:formula="of:=([.B16]+[.B17])/2" office:value-type="float" office:value="815981">
            <text:p>815981</text:p>
          </table:table-cell>
          <table:table-cell table:formula="of:=([.C16]+[.C17])/2" office:value-type="float" office:value="765358.5">
            <text:p>765358,5</text:p>
          </table:table-cell>
          <table:table-cell table:formula="of:=([.D16]+[.D17])/2" office:value-type="float" office:value="154224">
            <text:p>154224</text:p>
          </table:table-cell>
          <table:table-cell table:formula="of:=([.E16]+[.E17])/2" office:value-type="float" office:value="249803">
            <text:p>249803</text:p>
          </table:table-cell>
          <table:table-cell table:formula="of:=([.F16]+[.F17])/2" office:value-type="float" office:value="724891">
            <text:p>724891</text:p>
          </table:table-cell>
          <table:table-cell table:formula="of:=([.G16]+[.G17])/2" office:value-type="float" office:value="728670.5">
            <text:p>728670,5</text:p>
          </table:table-cell>
          <table:table-cell table:formula="of:=([.H16]+[.H17])/2" office:value-type="float" office:value="223023">
            <text:p>223023</text:p>
          </table:table-cell>
          <table:table-cell table:formula="of:=([.I16]+[.I17])/2" office:value-type="float" office:value="287144">
            <text:p>287144</text:p>
          </table:table-cell>
          <table:table-cell table:formula="of:=LOG([.J8];2)" office:value-type="float" office:value="19.6381760340786">
            <text:p>19,6381760341</text:p>
          </table:table-cell>
          <table:table-cell table:formula="of:=LOG([.K8];2)" office:value-type="float" office:value="19.5457761503748">
            <text:p>19,5457761504</text:p>
          </table:table-cell>
          <table:table-cell table:formula="of:=LOG([.L8];2)" office:value-type="float" office:value="17.2346677661926">
            <text:p>17,2346677662</text:p>
          </table:table-cell>
          <table:table-cell table:formula="of:=LOG([.M8];2)" office:value-type="float" office:value="17.9304312774801">
            <text:p>17,9304312775</text:p>
          </table:table-cell>
          <table:table-cell table:formula="of:=LOG([.N8];2)" office:value-type="float" office:value="19.4674045515205">
            <text:p>19,4674045515</text:p>
          </table:table-cell>
          <table:table-cell table:formula="of:=LOG([.O8];2)" office:value-type="float" office:value="19.4749070592511">
            <text:p>19,4749070593</text:p>
          </table:table-cell>
          <table:table-cell table:formula="of:=LOG([.P8];2)" office:value-type="float" office:value="17.7668329750527">
            <text:p>17,7668329751</text:p>
          </table:table-cell>
          <table:table-cell table:formula="of:=LOG([.Q8];2)" office:value-type="float" office:value="18.1314148907292">
            <text:p>18,131414890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811">
            <text:p>26811</text:p>
          </table:table-cell>
          <table:table-cell office:value-type="float" office:value="10991">
            <text:p>10991</text:p>
          </table:table-cell>
          <table:table-cell office:value-type="float" office:value="6027">
            <text:p>6027</text:p>
          </table:table-cell>
          <table:table-cell office:value-type="float" office:value="14993">
            <text:p>14993</text:p>
          </table:table-cell>
          <table:table-cell office:value-type="float" office:value="9724">
            <text:p>9724</text:p>
          </table:table-cell>
          <table:table-cell office:value-type="float" office:value="29906">
            <text:p>29906</text:p>
          </table:table-cell>
          <table:table-cell office:value-type="float" office:value="16025">
            <text:p>16025</text:p>
          </table:table-cell>
          <table:table-cell office:value-type="float" office:value="14936">
            <text:p>14936</text:p>
          </table:table-cell>
          <table:table-cell table:formula="of:=([.B18]+[.B19]+[.B20]+[.B21])/4" office:value-type="float" office:value="3152285.5">
            <text:p>3152285,5</text:p>
          </table:table-cell>
          <table:table-cell table:formula="of:=([.C18]+[.C19]+[.C20]+[.C21])/4" office:value-type="float" office:value="3232595">
            <text:p>3232595</text:p>
          </table:table-cell>
          <table:table-cell table:formula="of:=([.D18]+[.D19]+[.D20]+[.D21])/4" office:value-type="float" office:value="622911.5">
            <text:p>622911,5</text:p>
          </table:table-cell>
          <table:table-cell table:formula="of:=([.E18]+[.E19]+[.E20]+[.E21])/4" office:value-type="float" office:value="646971.5">
            <text:p>646971,5</text:p>
          </table:table-cell>
          <table:table-cell table:formula="of:=([.F18]+[.F19]+[.F20]+[.F21])/4" office:value-type="float" office:value="3098810.5">
            <text:p>3098810,5</text:p>
          </table:table-cell>
          <table:table-cell table:formula="of:=([.G18]+[.G19]+[.G20]+[.G21])/4" office:value-type="float" office:value="3138127">
            <text:p>3138127</text:p>
          </table:table-cell>
          <table:table-cell table:formula="of:=([.H18]+[.H19]+[.H20]+[.H21])/4" office:value-type="float" office:value="691552.25">
            <text:p>691552,25</text:p>
          </table:table-cell>
          <table:table-cell table:formula="of:=([.I18]+[.I19]+[.I20]+[.I21])/4" office:value-type="float" office:value="668399.5">
            <text:p>668399,5</text:p>
          </table:table-cell>
          <table:table-cell table:formula="of:=LOG([.J9];2)" office:value-type="float" office:value="21.5879667737826">
            <text:p>21,5879667738</text:p>
          </table:table-cell>
          <table:table-cell table:formula="of:=LOG([.K9];2)" office:value-type="float" office:value="21.6242613381269">
            <text:p>21,6242613381</text:p>
          </table:table-cell>
          <table:table-cell table:formula="of:=LOG([.L9];2)" office:value-type="float" office:value="19.2486676816979">
            <text:p>19,2486676817</text:p>
          </table:table-cell>
          <table:table-cell table:formula="of:=LOG([.M9];2)" office:value-type="float" office:value="19.3033426353188">
            <text:p>19,3033426353</text:p>
          </table:table-cell>
          <table:table-cell table:formula="of:=LOG([.N9];2)" office:value-type="float" office:value="21.5632831025415">
            <text:p>21,5632831025</text:p>
          </table:table-cell>
          <table:table-cell table:formula="of:=LOG([.O9];2)" office:value-type="float" office:value="21.5814723086801">
            <text:p>21,5814723087</text:p>
          </table:table-cell>
          <table:table-cell table:formula="of:=LOG([.P9];2)" office:value-type="float" office:value="19.3994787322741">
            <text:p>19,3994787323</text:p>
          </table:table-cell>
          <table:table-cell table:formula="of:=LOG([.Q9];2)" office:value-type="float" office:value="19.3503511286202">
            <text:p>19,35035112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2580">
            <text:p>102580</text:p>
          </table:table-cell>
          <table:table-cell office:value-type="float" office:value="38092">
            <text:p>38092</text:p>
          </table:table-cell>
          <table:table-cell office:value-type="float" office:value="9215">
            <text:p>9215</text:p>
          </table:table-cell>
          <table:table-cell office:value-type="float" office:value="25801">
            <text:p>25801</text:p>
          </table:table-cell>
          <table:table-cell office:value-type="float" office:value="37110">
            <text:p>37110</text:p>
          </table:table-cell>
          <table:table-cell office:value-type="float" office:value="103942">
            <text:p>103942</text:p>
          </table:table-cell>
          <table:table-cell office:value-type="float" office:value="25294">
            <text:p>25294</text:p>
          </table:table-cell>
          <table:table-cell office:value-type="float" office:value="25699">
            <text:p>25699</text:p>
          </table:table-cell>
          <table:table-cell table:formula="of:=([.B22]+[.B23]+[.B24])/3" office:value-type="float" office:value="14469985.6666667">
            <text:p>14469985,6666667</text:p>
          </table:table-cell>
          <table:table-cell table:formula="of:=([.C22]+[.C23]+[.C24])/3" office:value-type="float" office:value="14788933">
            <text:p>14788933</text:p>
          </table:table-cell>
          <table:table-cell table:formula="of:=([.D22]+[.D23]+[.D24])/3" office:value-type="float" office:value="1442499.66666667">
            <text:p>1442499,66666667</text:p>
          </table:table-cell>
          <table:table-cell table:formula="of:=([.E22]+[.E23]+[.E24])/3" office:value-type="float" office:value="1507525">
            <text:p>1507525</text:p>
          </table:table-cell>
          <table:table-cell table:formula="of:=([.F22]+[.F23]+[.F24])/3" office:value-type="float" office:value="14178888">
            <text:p>14178888</text:p>
          </table:table-cell>
          <table:table-cell table:formula="of:=([.G22]+[.G23]+[.G24])/3" office:value-type="float" office:value="14230633">
            <text:p>14230633</text:p>
          </table:table-cell>
          <table:table-cell table:formula="of:=([.H22]+[.H23]+[.H24])/3" office:value-type="float" office:value="1457102.66666667">
            <text:p>1457102,66666667</text:p>
          </table:table-cell>
          <table:table-cell table:formula="of:=([.I22]+[.I23]+[.I24])/3" office:value-type="float" office:value="1476394.33333333">
            <text:p>1476394,33333333</text:p>
          </table:table-cell>
          <table:table-cell table:formula="of:=LOG([.J10];2)" office:value-type="float" office:value="23.7865601570114">
            <text:p>23,786560157</text:p>
          </table:table-cell>
          <table:table-cell table:formula="of:=LOG([.K10];2)" office:value-type="float" office:value="23.818014632055">
            <text:p>23,8180146321</text:p>
          </table:table-cell>
          <table:table-cell table:formula="of:=LOG([.L10];2)" office:value-type="float" office:value="20.4601395548165">
            <text:p>20,4601395548</text:p>
          </table:table-cell>
          <table:table-cell table:formula="of:=LOG([.M10];2)" office:value-type="float" office:value="20.523750496542">
            <text:p>20,5237504965</text:p>
          </table:table-cell>
          <table:table-cell table:formula="of:=LOG([.N10];2)" office:value-type="float" office:value="23.7572410557599">
            <text:p>23,7572410558</text:p>
          </table:table-cell>
          <table:table-cell table:formula="of:=LOG([.O10];2)" office:value-type="float" office:value="23.7624965007527">
            <text:p>23,7624965008</text:p>
          </table:table-cell>
          <table:table-cell table:formula="of:=LOG([.P10];2)" office:value-type="float" office:value="20.4746711018211">
            <text:p>20,4746711018</text:p>
          </table:table-cell>
          <table:table-cell table:formula="of:=LOG([.Q10];2)" office:value-type="float" office:value="20.4936466747082">
            <text:p>20,493646674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3689">
            <text:p>103689</text:p>
          </table:table-cell>
          <table:table-cell office:value-type="float" office:value="37686">
            <text:p>37686</text:p>
          </table:table-cell>
          <table:table-cell office:value-type="float" office:value="9598">
            <text:p>9598</text:p>
          </table:table-cell>
          <table:table-cell office:value-type="float" office:value="26352">
            <text:p>26352</text:p>
          </table:table-cell>
          <table:table-cell office:value-type="float" office:value="38002">
            <text:p>38002</text:p>
          </table:table-cell>
          <table:table-cell office:value-type="float" office:value="103576">
            <text:p>103576</text:p>
          </table:table-cell>
          <table:table-cell office:value-type="float" office:value="25845">
            <text:p>25845</text:p>
          </table:table-cell>
          <table:table-cell office:value-type="float" office:value="28398">
            <text:p>28398</text:p>
          </table:table-cell>
          <table:table-cell table:formula="of:=([.B25]+[.B26]+[.B27]+[.B28])/4" office:value-type="float" office:value="94914045">
            <text:p>94914045</text:p>
          </table:table-cell>
          <table:table-cell table:formula="of:=([.C25]+[.C26]+[.C27]+[.C28])/4" office:value-type="float" office:value="95436790.25">
            <text:p>95436790,25</text:p>
          </table:table-cell>
          <table:table-cell table:formula="of:=([.D25]+[.D26]+[.D27]+[.D28])/4" office:value-type="float" office:value="12726940">
            <text:p>12726940</text:p>
          </table:table-cell>
          <table:table-cell table:formula="of:=([.E25]+[.E26]+[.E27]+[.E28])/4" office:value-type="float" office:value="12874256.5">
            <text:p>12874256,5</text:p>
          </table:table-cell>
          <table:table-cell table:formula="of:=([.F25]+[.F26]+[.F27]+[.F28])/4" office:value-type="float" office:value="92080716.5">
            <text:p>92080716,5</text:p>
          </table:table-cell>
          <table:table-cell table:formula="of:=([.G25]+[.G26]+[.G27]+[.G28])/4" office:value-type="float" office:value="93032640">
            <text:p>93032640</text:p>
          </table:table-cell>
          <table:table-cell table:formula="of:=([.H25]+[.H26]+[.H27]+[.H28])/4" office:value-type="float" office:value="12583192.5">
            <text:p>12583192,5</text:p>
          </table:table-cell>
          <table:table-cell table:formula="of:=([.I25]+[.I26]+[.I27]+[.I28])/4" office:value-type="float" office:value="12925725">
            <text:p>12925725</text:p>
          </table:table-cell>
          <table:table-cell table:formula="of:=LOG([.J11];2)" office:value-type="float" office:value="26.5001182514851">
            <text:p>26,5001182515</text:p>
          </table:table-cell>
          <table:table-cell table:formula="of:=LOG([.K11];2)" office:value-type="float" office:value="26.5080421870406">
            <text:p>26,508042187</text:p>
          </table:table-cell>
          <table:table-cell table:formula="of:=LOG([.L11];2)" office:value-type="float" office:value="23.6013822509685">
            <text:p>23,601382251</text:p>
          </table:table-cell>
          <table:table-cell table:formula="of:=LOG([.M11];2)" office:value-type="float" office:value="23.6179857819648">
            <text:p>23,617985782</text:p>
          </table:table-cell>
          <table:table-cell table:formula="of:=LOG([.N11];2)" office:value-type="float" office:value="26.456395723648">
            <text:p>26,4563957236</text:p>
          </table:table-cell>
          <table:table-cell table:formula="of:=LOG([.O11];2)" office:value-type="float" office:value="26.4712336310194">
            <text:p>26,471233631</text:p>
          </table:table-cell>
          <table:table-cell table:formula="of:=LOG([.P11];2)" office:value-type="float" office:value="23.5849946611184">
            <text:p>23,5849946611</text:p>
          </table:table-cell>
          <table:table-cell table:formula="of:=LOG([.Q11];2)" office:value-type="float" office:value="23.6237418673491">
            <text:p>23,623741867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7529">
            <text:p>327529</text:p>
          </table:table-cell>
          <table:table-cell office:value-type="float" office:value="156168">
            <text:p>156168</text:p>
          </table:table-cell>
          <table:table-cell office:value-type="float" office:value="67867">
            <text:p>67867</text:p>
          </table:table-cell>
          <table:table-cell office:value-type="float" office:value="195883">
            <text:p>195883</text:p>
          </table:table-cell>
          <table:table-cell office:value-type="float" office:value="152911">
            <text:p>152911</text:p>
          </table:table-cell>
          <table:table-cell office:value-type="float" office:value="429213">
            <text:p>429213</text:p>
          </table:table-cell>
          <table:table-cell office:value-type="float" office:value="178431">
            <text:p>178431</text:p>
          </table:table-cell>
          <table:table-cell office:value-type="float" office:value="192869">
            <text:p>192869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6269">
            <text:p>186269</text:p>
          </table:table-cell>
          <table:table-cell office:value-type="float" office:value="154473">
            <text:p>154473</text:p>
          </table:table-cell>
          <table:table-cell office:value-type="float" office:value="26089">
            <text:p>26089</text:p>
          </table:table-cell>
          <table:table-cell office:value-type="float" office:value="72496">
            <text:p>72496</text:p>
          </table:table-cell>
          <table:table-cell office:value-type="float" office:value="145304">
            <text:p>145304</text:p>
          </table:table-cell>
          <table:table-cell office:value-type="float" office:value="276421">
            <text:p>276421</text:p>
          </table:table-cell>
          <table:table-cell office:value-type="float" office:value="25110">
            <text:p>25110</text:p>
          </table:table-cell>
          <table:table-cell office:value-type="float" office:value="69892">
            <text:p>69892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8196">
            <text:p>208196</text:p>
          </table:table-cell>
          <table:table-cell office:value-type="float" office:value="130976">
            <text:p>130976</text:p>
          </table:table-cell>
          <table:table-cell office:value-type="float" office:value="63856">
            <text:p>63856</text:p>
          </table:table-cell>
          <table:table-cell office:value-type="float" office:value="177938">
            <text:p>177938</text:p>
          </table:table-cell>
          <table:table-cell office:value-type="float" office:value="127736">
            <text:p>127736</text:p>
          </table:table-cell>
          <table:table-cell office:value-type="float" office:value="130055">
            <text:p>130055</text:p>
          </table:table-cell>
          <table:table-cell office:value-type="float" office:value="98741">
            <text:p>98741</text:p>
          </table:table-cell>
          <table:table-cell office:value-type="float" office:value="179462">
            <text:p>179462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8804">
            <text:p>298804</text:p>
          </table:table-cell>
          <table:table-cell office:value-type="float" office:value="172616">
            <text:p>172616</text:p>
          </table:table-cell>
          <table:table-cell office:value-type="float" office:value="18103">
            <text:p>18103</text:p>
          </table:table-cell>
          <table:table-cell office:value-type="float" office:value="51354">
            <text:p>51354</text:p>
          </table:table-cell>
          <table:table-cell office:value-type="float" office:value="162019">
            <text:p>162019</text:p>
          </table:table-cell>
          <table:table-cell office:value-type="float" office:value="164753">
            <text:p>164753</text:p>
          </table:table-cell>
          <table:table-cell office:value-type="float" office:value="19751">
            <text:p>19751</text:p>
          </table:table-cell>
          <table:table-cell office:value-type="float" office:value="52064">
            <text:p>52064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89077">
            <text:p>889077</text:p>
          </table:table-cell>
          <table:table-cell office:value-type="float" office:value="750565">
            <text:p>750565</text:p>
          </table:table-cell>
          <table:table-cell office:value-type="float" office:value="158841">
            <text:p>158841</text:p>
          </table:table-cell>
          <table:table-cell office:value-type="float" office:value="343894">
            <text:p>343894</text:p>
          </table:table-cell>
          <table:table-cell office:value-type="float" office:value="737839">
            <text:p>737839</text:p>
          </table:table-cell>
          <table:table-cell office:value-type="float" office:value="737640">
            <text:p>737640</text:p>
          </table:table-cell>
          <table:table-cell office:value-type="float" office:value="211888">
            <text:p>211888</text:p>
          </table:table-cell>
          <table:table-cell office:value-type="float" office:value="413662">
            <text:p>413662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42885">
            <text:p>742885</text:p>
          </table:table-cell>
          <table:table-cell office:value-type="float" office:value="780152">
            <text:p>780152</text:p>
          </table:table-cell>
          <table:table-cell office:value-type="float" office:value="149607">
            <text:p>149607</text:p>
          </table:table-cell>
          <table:table-cell office:value-type="float" office:value="155712">
            <text:p>155712</text:p>
          </table:table-cell>
          <table:table-cell office:value-type="float" office:value="711943">
            <text:p>711943</text:p>
          </table:table-cell>
          <table:table-cell office:value-type="float" office:value="719701">
            <text:p>719701</text:p>
          </table:table-cell>
          <table:table-cell office:value-type="float" office:value="234158">
            <text:p>234158</text:p>
          </table:table-cell>
          <table:table-cell office:value-type="float" office:value="160626">
            <text:p>160626</text:p>
          </table:table-cell>
          <table:table-cell table:number-columns-repeated="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696939">
            <text:p>3696939</text:p>
          </table:table-cell>
          <table:table-cell office:value-type="float" office:value="3808855">
            <text:p>3808855</text:p>
          </table:table-cell>
          <table:table-cell office:value-type="float" office:value="316504">
            <text:p>316504</text:p>
          </table:table-cell>
          <table:table-cell office:value-type="float" office:value="315541">
            <text:p>315541</text:p>
          </table:table-cell>
          <table:table-cell office:value-type="float" office:value="3725811">
            <text:p>3725811</text:p>
          </table:table-cell>
          <table:table-cell office:value-type="float" office:value="3755478">
            <text:p>3755478</text:p>
          </table:table-cell>
          <table:table-cell office:value-type="float" office:value="470964">
            <text:p>470964</text:p>
          </table:table-cell>
          <table:table-cell office:value-type="float" office:value="428349">
            <text:p>428349</text:p>
          </table:table-cell>
          <table:table-cell table:number-columns-repeated="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51192">
            <text:p>2451192</text:p>
          </table:table-cell>
          <table:table-cell office:value-type="float" office:value="2516968">
            <text:p>2516968</text:p>
          </table:table-cell>
          <table:table-cell office:value-type="float" office:value="1117645">
            <text:p>1117645</text:p>
          </table:table-cell>
          <table:table-cell office:value-type="float" office:value="1133237">
            <text:p>1133237</text:p>
          </table:table-cell>
          <table:table-cell office:value-type="float" office:value="2470962">
            <text:p>2470962</text:p>
          </table:table-cell>
          <table:table-cell office:value-type="float" office:value="2490721">
            <text:p>2490721</text:p>
          </table:table-cell>
          <table:table-cell office:value-type="float" office:value="1136871">
            <text:p>1136871</text:p>
          </table:table-cell>
          <table:table-cell office:value-type="float" office:value="1170822">
            <text:p>1170822</text:p>
          </table:table-cell>
          <table:table-cell table:number-columns-repeated="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59193">
            <text:p>2359193</text:p>
          </table:table-cell>
          <table:table-cell office:value-type="float" office:value="2447282">
            <text:p>2447282</text:p>
          </table:table-cell>
          <table:table-cell office:value-type="float" office:value="1001566">
            <text:p>1001566</text:p>
          </table:table-cell>
          <table:table-cell office:value-type="float" office:value="1018926">
            <text:p>1018926</text:p>
          </table:table-cell>
          <table:table-cell office:value-type="float" office:value="2362166">
            <text:p>2362166</text:p>
          </table:table-cell>
          <table:table-cell office:value-type="float" office:value="2415147">
            <text:p>2415147</text:p>
          </table:table-cell>
          <table:table-cell office:value-type="float" office:value="1023499">
            <text:p>1023499</text:p>
          </table:table-cell>
          <table:table-cell office:value-type="float" office:value="1019249">
            <text:p>1019249</text:p>
          </table:table-cell>
          <table:table-cell table:number-columns-repeated="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101818">
            <text:p>4101818</text:p>
          </table:table-cell>
          <table:table-cell office:value-type="float" office:value="4157275">
            <text:p>4157275</text:p>
          </table:table-cell>
          <table:table-cell office:value-type="float" office:value="55931">
            <text:p>55931</text:p>
          </table:table-cell>
          <table:table-cell office:value-type="float" office:value="120182">
            <text:p>120182</text:p>
          </table:table-cell>
          <table:table-cell office:value-type="float" office:value="3836303">
            <text:p>3836303</text:p>
          </table:table-cell>
          <table:table-cell office:value-type="float" office:value="3891162">
            <text:p>3891162</text:p>
          </table:table-cell>
          <table:table-cell office:value-type="float" office:value="134875">
            <text:p>134875</text:p>
          </table:table-cell>
          <table:table-cell office:value-type="float" office:value="55178">
            <text:p>55178</text:p>
          </table:table-cell>
          <table:table-cell table:number-columns-repeated="1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378329">
            <text:p>15378329</text:p>
          </table:table-cell>
          <table:table-cell office:value-type="float" office:value="15875181">
            <text:p>15875181</text:p>
          </table:table-cell>
          <table:table-cell office:value-type="float" office:value="2073926">
            <text:p>2073926</text:p>
          </table:table-cell>
          <table:table-cell office:value-type="float" office:value="2213757">
            <text:p>2213757</text:p>
          </table:table-cell>
          <table:table-cell office:value-type="float" office:value="15560136">
            <text:p>15560136</text:p>
          </table:table-cell>
          <table:table-cell office:value-type="float" office:value="15631480">
            <text:p>15631480</text:p>
          </table:table-cell>
          <table:table-cell office:value-type="float" office:value="2115489">
            <text:p>2115489</text:p>
          </table:table-cell>
          <table:table-cell office:value-type="float" office:value="2150873">
            <text:p>2150873</text:p>
          </table:table-cell>
          <table:table-cell table:number-columns-repeated="1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743695">
            <text:p>9743695</text:p>
          </table:table-cell>
          <table:table-cell office:value-type="float" office:value="9887592">
            <text:p>9887592</text:p>
          </table:table-cell>
          <table:table-cell office:value-type="float" office:value="1797492">
            <text:p>1797492</text:p>
          </table:table-cell>
          <table:table-cell office:value-type="float" office:value="1813053">
            <text:p>1813053</text:p>
          </table:table-cell>
          <table:table-cell office:value-type="float" office:value="9937575">
            <text:p>9937575</text:p>
          </table:table-cell>
          <table:table-cell office:value-type="float" office:value="9896273">
            <text:p>9896273</text:p>
          </table:table-cell>
          <table:table-cell office:value-type="float" office:value="1799712">
            <text:p>1799712</text:p>
          </table:table-cell>
          <table:table-cell office:value-type="float" office:value="1811445">
            <text:p>1811445</text:p>
          </table:table-cell>
          <table:table-cell table:number-columns-repeated="1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287933">
            <text:p>18287933</text:p>
          </table:table-cell>
          <table:table-cell office:value-type="float" office:value="18604026">
            <text:p>18604026</text:p>
          </table:table-cell>
          <table:table-cell office:value-type="float" office:value="456081">
            <text:p>456081</text:p>
          </table:table-cell>
          <table:table-cell office:value-type="float" office:value="495765">
            <text:p>495765</text:p>
          </table:table-cell>
          <table:table-cell office:value-type="float" office:value="17038953">
            <text:p>17038953</text:p>
          </table:table-cell>
          <table:table-cell office:value-type="float" office:value="17164146">
            <text:p>17164146</text:p>
          </table:table-cell>
          <table:table-cell office:value-type="float" office:value="456107">
            <text:p>456107</text:p>
          </table:table-cell>
          <table:table-cell office:value-type="float" office:value="466865">
            <text:p>466865</text:p>
          </table:table-cell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3430187">
            <text:p>123430187</text:p>
          </table:table-cell>
          <table:table-cell office:value-type="float" office:value="124464019">
            <text:p>124464019</text:p>
          </table:table-cell>
          <table:table-cell office:value-type="float" office:value="9742584">
            <text:p>9742584</text:p>
          </table:table-cell>
          <table:table-cell office:value-type="float" office:value="9999262">
            <text:p>9999262</text:p>
          </table:table-cell>
          <table:table-cell office:value-type="float" office:value="124008638">
            <text:p>124008638</text:p>
          </table:table-cell>
          <table:table-cell office:value-type="float" office:value="124384153">
            <text:p>124384153</text:p>
          </table:table-cell>
          <table:table-cell office:value-type="float" office:value="9600827">
            <text:p>9600827</text:p>
          </table:table-cell>
          <table:table-cell office:value-type="float" office:value="9855493">
            <text:p>9855493</text:p>
          </table:table-cell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3722749">
            <text:p>73722749</text:p>
          </table:table-cell>
          <table:table-cell office:value-type="float" office:value="74707124">
            <text:p>74707124</text:p>
          </table:table-cell>
          <table:table-cell office:value-type="float" office:value="6948630">
            <text:p>6948630</text:p>
          </table:table-cell>
          <table:table-cell office:value-type="float" office:value="6819377">
            <text:p>6819377</text:p>
          </table:table-cell>
          <table:table-cell office:value-type="float" office:value="73625898">
            <text:p>73625898</text:p>
          </table:table-cell>
          <table:table-cell office:value-type="float" office:value="74659391">
            <text:p>74659391</text:p>
          </table:table-cell>
          <table:table-cell office:value-type="float" office:value="6762389">
            <text:p>6762389</text:p>
          </table:table-cell>
          <table:table-cell office:value-type="float" office:value="6910886">
            <text:p>6910886</text:p>
          </table:table-cell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4613665">
            <text:p>64613665</text:p>
          </table:table-cell>
          <table:table-cell office:value-type="float" office:value="65595378">
            <text:p>65595378</text:p>
          </table:table-cell>
          <table:table-cell office:value-type="float" office:value="26042995">
            <text:p>26042995</text:p>
          </table:table-cell>
          <table:table-cell office:value-type="float" office:value="26479718">
            <text:p>26479718</text:p>
          </table:table-cell>
          <table:table-cell office:value-type="float" office:value="63477360">
            <text:p>63477360</text:p>
          </table:table-cell>
          <table:table-cell office:value-type="float" office:value="64765824">
            <text:p>64765824</text:p>
          </table:table-cell>
          <table:table-cell office:value-type="float" office:value="25910567">
            <text:p>25910567</text:p>
          </table:table-cell>
          <table:table-cell office:value-type="float" office:value="26681143">
            <text:p>26681143</text:p>
          </table:table-cell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7889579">
            <text:p>117889579</text:p>
          </table:table-cell>
          <table:table-cell office:value-type="float" office:value="116980640">
            <text:p>116980640</text:p>
          </table:table-cell>
          <table:table-cell office:value-type="float" office:value="8173551">
            <text:p>8173551</text:p>
          </table:table-cell>
          <table:table-cell office:value-type="float" office:value="8198669">
            <text:p>8198669</text:p>
          </table:table-cell>
          <table:table-cell office:value-type="float" office:value="107210970">
            <text:p>107210970</text:p>
          </table:table-cell>
          <table:table-cell office:value-type="float" office:value="108321192">
            <text:p>108321192</text:p>
          </table:table-cell>
          <table:table-cell office:value-type="float" office:value="8058987">
            <text:p>8058987</text:p>
          </table:table-cell>
          <table:table-cell office:value-type="float" office:value="8255378">
            <text:p>8255378</text:p>
          </table:table-cell>
          <table:table-cell table:number-columns-repeated="16"/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Straminsky</meta:initial-creator>
    <meta:creation-date>2014-04-11T16:12:37</meta:creation-date>
    <meta:generator>LibreOffice/3.5$Linux_X86_64 LibreOffice_project/350m1$Build-2</meta:generator>
    <dc:date>2014-04-11T16:29:31</dc:date>
    <dc:creator>Axel Straminsky</dc:creator>
    <meta:editing-duration>PT5M48S</meta:editing-duration>
    <meta:editing-cycles>4</meta:editing-cycles>
    <meta:document-statistic meta:table-count="3" meta:cell-count="4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ffff99" draw:fill-color="#ffff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13cm" svg:y="0.316cm" chart:style-name="ch2">
          <text:p>Comparación de las podas para n*m*4 colores</text:p>
        </chart:title>
        <chart:subtitle svg:x="6.223cm" svg:y="1.275cm" chart:style-name="ch3">
          <text:p>(escala logarítmica)</text:p>
        </chart:subtitle>
        <chart:legend chart:legend-position="end" svg:x="12.592cm" svg:y="2.458cm" style:legend-expansion="high" chart:style-name="ch4"/>
        <chart:plot-area chart:style-name="ch5" table:cell-range-address="Hoja1.R1:Hoja1.Y11" chart:data-source-has-labels="row" svg:x="1.331cm" svg:y="2.318cm" svg:width="10.621cm" svg:height="5.521cm">
          <chartooo:coordinate-region svg:x="1.952cm" svg:y="2.517cm" svg:width="9.814cm" svg:height="4.675cm"/>
          <chart:axis chart:dimension="x" chart:name="primary-x" chart:style-name="ch6">
            <chart:title svg:x="5.406cm" svg:y="8.019cm" chart:style-name="ch7">
              <text:p>Dimension(n*m)</text:p>
            </chart:title>
          </chart:axis>
          <chart:axis chart:dimension="y" chart:name="primary-y" chart:style-name="ch6">
            <chart:title svg:x="0.451cm" svg:y="5.955cm" chart:style-name="ch8">
              <text:p>Tiempo(ns)</text:p>
            </chart:title>
            <chart:grid chart:style-name="ch9" chart:class="major"/>
          </chart:axis>
          <chart:series chart:style-name="ch10" chart:values-cell-range-address="Hoja1.R2:Hoja1.R11" chart:label-cell-address="Hoja1.R1:Hoja1.R1" chart:class="chart:line">
            <chart:data-point chart:repeated="10"/>
          </chart:series>
          <chart:series chart:style-name="ch11" chart:values-cell-range-address="Hoja1.S2:Hoja1.S11" chart:label-cell-address="Hoja1.S1:Hoja1.S1" chart:class="chart:line">
            <chart:data-point chart:repeated="10"/>
          </chart:series>
          <chart:series chart:style-name="ch12" chart:values-cell-range-address="Hoja1.T2:Hoja1.T11" chart:label-cell-address="Hoja1.T1:Hoja1.T1" chart:class="chart:line">
            <chart:data-point chart:repeated="10"/>
          </chart:series>
          <chart:series chart:style-name="ch13" chart:values-cell-range-address="Hoja1.U2:Hoja1.U11" chart:label-cell-address="Hoja1.U1:Hoja1.U1" chart:class="chart:line">
            <chart:data-point chart:repeated="10"/>
          </chart:series>
          <chart:series chart:style-name="ch14" chart:values-cell-range-address="Hoja1.V2:Hoja1.V11" chart:label-cell-address="Hoja1.V1:Hoja1.V1" chart:class="chart:line">
            <chart:data-point chart:repeated="10"/>
          </chart:series>
          <chart:series chart:style-name="ch15" chart:values-cell-range-address="Hoja1.W2:Hoja1.W11" chart:label-cell-address="Hoja1.W1:Hoja1.W1" chart:class="chart:line">
            <chart:data-point chart:repeated="10"/>
          </chart:series>
          <chart:series chart:style-name="ch16" chart:values-cell-range-address="Hoja1.X2:Hoja1.X11" chart:label-cell-address="Hoja1.X1:Hoja1.X1" chart:class="chart:line">
            <chart:data-point chart:repeated="10"/>
          </chart:series>
          <chart:series chart:style-name="ch17" chart:values-cell-range-address="Hoja1.Y2:Hoja1.Y11" chart:label-cell-address="Hoja1.Y1:Hoja1.Y1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Podas</text:p>
                <draw:g>
                  <svg:desc>Hoja1.R1:Hoja1.R1</svg:desc>
                </draw:g>
              </table:table-cell>
              <table:table-cell office:value-type="string">
                <text:p>Poda 3</text:p>
                <draw:g>
                  <svg:desc>Hoja1.S1:Hoja1.S1</svg:desc>
                </draw:g>
              </table:table-cell>
              <table:table-cell office:value-type="string">
                <text:p>Poda 2</text:p>
                <draw:g>
                  <svg:desc>Hoja1.T1:Hoja1.T1</svg:desc>
                </draw:g>
              </table:table-cell>
              <table:table-cell office:value-type="string">
                <text:p>Poda 2 y 3</text:p>
                <draw:g>
                  <svg:desc>Hoja1.U1:Hoja1.U1</svg:desc>
                </draw:g>
              </table:table-cell>
              <table:table-cell office:value-type="string">
                <text:p>Poda 1</text:p>
                <draw:g>
                  <svg:desc>Hoja1.V1:Hoja1.V1</svg:desc>
                </draw:g>
              </table:table-cell>
              <table:table-cell office:value-type="string">
                <text:p>Poda 1 y 3</text:p>
                <draw:g>
                  <svg:desc>Hoja1.W1:Hoja1.W1</svg:desc>
                </draw:g>
              </table:table-cell>
              <table:table-cell office:value-type="string">
                <text:p>Poda 1 y 2</text:p>
                <draw:g>
                  <svg:desc>Hoja1.X1:Hoja1.X1</svg:desc>
                </draw:g>
              </table:table-cell>
              <table:table-cell office:value-type="string">
                <text:p>Poda 1, 2 y 3</text:p>
                <draw:g>
                  <svg:desc>Hoja1.Y1:Hoja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72109918870719">
                <text:p>9.72109918870719</text:p>
                <draw:g>
                  <svg:desc>Hoja1.R2:Hoja1.R11</svg:desc>
                </draw:g>
              </table:table-cell>
              <table:table-cell office:value-type="float" office:value="8.45121111183233">
                <text:p>8.45121111183233</text:p>
                <draw:g>
                  <svg:desc>Hoja1.S2:Hoja1.S11</svg:desc>
                </draw:g>
              </table:table-cell>
              <table:table-cell office:value-type="float" office:value="8.2807707701306">
                <text:p>8.2807707701306</text:p>
                <draw:g>
                  <svg:desc>Hoja1.T2:Hoja1.T11</svg:desc>
                </draw:g>
              </table:table-cell>
              <table:table-cell office:value-type="float" office:value="9.76155123244448">
                <text:p>9.76155123244448</text:p>
                <draw:g>
                  <svg:desc>Hoja1.U2:Hoja1.U11</svg:desc>
                </draw:g>
              </table:table-cell>
              <table:table-cell office:value-type="float" office:value="8.45532722030456">
                <text:p>8.45532722030456</text:p>
                <draw:g>
                  <svg:desc>Hoja1.V2:Hoja1.V11</svg:desc>
                </draw:g>
              </table:table-cell>
              <table:table-cell office:value-type="float" office:value="9.73809225962049">
                <text:p>9.73809225962049</text:p>
                <draw:g>
                  <svg:desc>Hoja1.W2:Hoja1.W11</svg:desc>
                </draw:g>
              </table:table-cell>
              <table:table-cell office:value-type="float" office:value="9.73470962022584">
                <text:p>9.73470962022584</text:p>
                <draw:g>
                  <svg:desc>Hoja1.X2:Hoja1.X11</svg:desc>
                </draw:g>
              </table:table-cell>
              <table:table-cell office:value-type="float" office:value="9.73131903102506">
                <text:p>9.73131903102506</text:p>
                <draw:g>
                  <svg:desc>Hoja1.Y2:Hoja1.Y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861975872063">
                <text:p>10.9861975872063</text:p>
              </table:table-cell>
              <table:table-cell office:value-type="float" office:value="9.69870466677035">
                <text:p>9.69870466677035</text:p>
              </table:table-cell>
              <table:table-cell office:value-type="float" office:value="9.25148241062021">
                <text:p>9.25148241062021</text:p>
              </table:table-cell>
              <table:table-cell office:value-type="float" office:value="10.5112584955023">
                <text:p>10.5112584955023</text:p>
              </table:table-cell>
              <table:table-cell office:value-type="float" office:value="9.65642486327778">
                <text:p>9.65642486327778</text:p>
              </table:table-cell>
              <table:table-cell office:value-type="float" office:value="10.9897492754621">
                <text:p>10.9897492754621</text:p>
              </table:table-cell>
              <table:table-cell office:value-type="float" office:value="10.4923539451599">
                <text:p>10.4923539451599</text:p>
              </table:table-cell>
              <table:table-cell office:value-type="float" office:value="10.4938554492408">
                <text:p>10.49385544924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9725311171027">
                <text:p>12.9725311171027</text:p>
              </table:table-cell>
              <table:table-cell office:value-type="float" office:value="11.5538692431961">
                <text:p>11.5538692431961</text:p>
              </table:table-cell>
              <table:table-cell office:value-type="float" office:value="10.418379719365">
                <text:p>10.418379719365</text:p>
              </table:table-cell>
              <table:table-cell office:value-type="float" office:value="11.7968507952672">
                <text:p>11.7968507952672</text:p>
              </table:table-cell>
              <table:table-cell office:value-type="float" office:value="11.5538692431961">
                <text:p>11.5538692431961</text:p>
              </table:table-cell>
              <table:table-cell office:value-type="float" office:value="12.9766536178504">
                <text:p>12.9766536178504</text:p>
              </table:table-cell>
              <table:table-cell office:value-type="float" office:value="12.326710358347">
                <text:p>12.326710358347</text:p>
              </table:table-cell>
              <table:table-cell office:value-type="float" office:value="11.7876985439713">
                <text:p>11.78769854397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656611072739">
                <text:p>14.656611072739</text:p>
              </table:table-cell>
              <table:table-cell office:value-type="float" office:value="13.2677620597265">
                <text:p>13.2677620597265</text:p>
              </table:table-cell>
              <table:table-cell office:value-type="float" office:value="12.5264992391366">
                <text:p>12.5264992391366</text:p>
              </table:table-cell>
              <table:table-cell office:value-type="float" office:value="13.9847151326061">
                <text:p>13.9847151326061</text:p>
              </table:table-cell>
              <table:table-cell office:value-type="float" office:value="13.2495579287247">
                <text:p>13.2495579287247</text:p>
              </table:table-cell>
              <table:table-cell office:value-type="float" office:value="14.7234476384229">
                <text:p>14.7234476384229</text:p>
              </table:table-cell>
              <table:table-cell office:value-type="float" office:value="14.0245336969976">
                <text:p>14.0245336969976</text:p>
              </table:table-cell>
              <table:table-cell office:value-type="float" office:value="13.9366072691391">
                <text:p>13.93660726913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6541674904899">
                <text:p>16.6541674904899</text:p>
              </table:table-cell>
              <table:table-cell office:value-type="float" office:value="15.209491443015">
                <text:p>15.209491443015</text:p>
              </table:table-cell>
              <table:table-cell office:value-type="float" office:value="13.1994423049665">
                <text:p>13.1994423049665</text:p>
              </table:table-cell>
              <table:table-cell office:value-type="float" office:value="14.6704626229108">
                <text:p>14.6704626229108</text:p>
              </table:table-cell>
              <table:table-cell office:value-type="float" office:value="15.196755792715">
                <text:p>15.196755792715</text:p>
              </table:table-cell>
              <table:table-cell office:value-type="float" office:value="16.6628769549179">
                <text:p>16.6628769549179</text:p>
              </table:table-cell>
              <table:table-cell office:value-type="float" office:value="14.6421363291563">
                <text:p>14.6421363291563</text:p>
              </table:table-cell>
              <table:table-cell office:value-type="float" office:value="14.7232609698099">
                <text:p>14.7232609698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96126597694">
                <text:p>17.96126597694</text:p>
              </table:table-cell>
              <table:table-cell office:value-type="float" office:value="17.2284264984038">
                <text:p>17.2284264984038</text:p>
              </table:table-cell>
              <table:table-cell office:value-type="float" office:value="15.4245189788667">
                <text:p>15.4245189788667</text:p>
              </table:table-cell>
              <table:table-cell office:value-type="float" office:value="16.9248327960004">
                <text:p>16.9248327960004</text:p>
              </table:table-cell>
              <table:table-cell office:value-type="float" office:value="17.1653830207308">
                <text:p>17.1653830207308</text:p>
              </table:table-cell>
              <table:table-cell office:value-type="float" office:value="17.9322060996484">
                <text:p>17.9322060996484</text:p>
              </table:table-cell>
              <table:table-cell office:value-type="float" office:value="16.2968490090405">
                <text:p>16.2968490090405</text:p>
              </table:table-cell>
              <table:table-cell office:value-type="float" office:value="16.9149894377987">
                <text:p>16.91498943779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6381760340786">
                <text:p>19.6381760340786</text:p>
              </table:table-cell>
              <table:table-cell office:value-type="float" office:value="19.5457761503748">
                <text:p>19.5457761503748</text:p>
              </table:table-cell>
              <table:table-cell office:value-type="float" office:value="17.2346677661926">
                <text:p>17.2346677661926</text:p>
              </table:table-cell>
              <table:table-cell office:value-type="float" office:value="17.9304312774801">
                <text:p>17.9304312774801</text:p>
              </table:table-cell>
              <table:table-cell office:value-type="float" office:value="19.4674045515205">
                <text:p>19.4674045515205</text:p>
              </table:table-cell>
              <table:table-cell office:value-type="float" office:value="19.4749070592511">
                <text:p>19.4749070592511</text:p>
              </table:table-cell>
              <table:table-cell office:value-type="float" office:value="17.7668329750527">
                <text:p>17.7668329750527</text:p>
              </table:table-cell>
              <table:table-cell office:value-type="float" office:value="18.1314148907292">
                <text:p>18.1314148907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5879667737826">
                <text:p>21.5879667737826</text:p>
              </table:table-cell>
              <table:table-cell office:value-type="float" office:value="21.6242613381269">
                <text:p>21.6242613381269</text:p>
              </table:table-cell>
              <table:table-cell office:value-type="float" office:value="19.2486676816979">
                <text:p>19.2486676816979</text:p>
              </table:table-cell>
              <table:table-cell office:value-type="float" office:value="19.3033426353188">
                <text:p>19.3033426353188</text:p>
              </table:table-cell>
              <table:table-cell office:value-type="float" office:value="21.5632831025415">
                <text:p>21.5632831025415</text:p>
              </table:table-cell>
              <table:table-cell office:value-type="float" office:value="21.5814723086801">
                <text:p>21.5814723086801</text:p>
              </table:table-cell>
              <table:table-cell office:value-type="float" office:value="19.3994787322741">
                <text:p>19.3994787322741</text:p>
              </table:table-cell>
              <table:table-cell office:value-type="float" office:value="19.3503511286202">
                <text:p>19.3503511286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7865601570114">
                <text:p>23.7865601570114</text:p>
              </table:table-cell>
              <table:table-cell office:value-type="float" office:value="23.818014632055">
                <text:p>23.818014632055</text:p>
              </table:table-cell>
              <table:table-cell office:value-type="float" office:value="20.4601395548165">
                <text:p>20.4601395548165</text:p>
              </table:table-cell>
              <table:table-cell office:value-type="float" office:value="20.523750496542">
                <text:p>20.523750496542</text:p>
              </table:table-cell>
              <table:table-cell office:value-type="float" office:value="23.7572410557599">
                <text:p>23.7572410557599</text:p>
              </table:table-cell>
              <table:table-cell office:value-type="float" office:value="23.7624965007527">
                <text:p>23.7624965007527</text:p>
              </table:table-cell>
              <table:table-cell office:value-type="float" office:value="20.4746711018211">
                <text:p>20.4746711018211</text:p>
              </table:table-cell>
              <table:table-cell office:value-type="float" office:value="20.4936466747082">
                <text:p>20.4936466747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5001182514851">
                <text:p>26.5001182514851</text:p>
              </table:table-cell>
              <table:table-cell office:value-type="float" office:value="26.5080421870406">
                <text:p>26.5080421870406</text:p>
              </table:table-cell>
              <table:table-cell office:value-type="float" office:value="23.6013822509685">
                <text:p>23.6013822509685</text:p>
              </table:table-cell>
              <table:table-cell office:value-type="float" office:value="23.6179857819648">
                <text:p>23.6179857819648</text:p>
              </table:table-cell>
              <table:table-cell office:value-type="float" office:value="26.456395723648">
                <text:p>26.456395723648</text:p>
              </table:table-cell>
              <table:table-cell office:value-type="float" office:value="26.4712336310194">
                <text:p>26.4712336310194</text:p>
              </table:table-cell>
              <table:table-cell office:value-type="float" office:value="23.5849946611184">
                <text:p>23.5849946611184</text:p>
              </table:table-cell>
              <table:table-cell office:value-type="float" office:value="23.6237418673491">
                <text:p>23.62374186734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